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Mincho" svg:font-family="'MS Mincho', 'MS ??'" style:font-family-generic="modern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8pt" fo:language="en" fo:country="US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zxx" style:country-asian="none" style:font-weight-asian="normal" style:font-name-complex="MS Mincho" style:font-size-complex="6.80000019073486pt" style:language-complex="en" style:country-complex="US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font-name="Times New Roman" fo:language="en" fo:country="US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zxx" style:country-asian="none" style:font-weight-asian="normal" style:font-name-complex="MS Mincho" style:font-size-complex="6.80000019073486pt" style:language-complex="en" style:country-complex="US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Times New Roman" fo:font-size="8pt" fo:language="en" fo:country="US" fo:font-style="normal" style:font-name-asian="Times New Roman" style:font-size-asian="8pt" style:language-asian="zxx" style:country-asian="none" style:font-style-asian="normal" style:font-name-complex="MS Mincho" style:font-style-complex="normal"/>
    </style:style>
    <style:style style:name="T2" style:family="text">
      <style:text-properties style:use-window-font-color="true" style:font-name="Times New Roman" fo:font-size="8pt" fo:language="en" fo:country="US" fo:font-style="italic" style:font-name-asian="Times New Roman" style:font-size-asian="8pt" style:language-asian="zxx" style:country-asian="none" style:font-style-asian="italic" style:font-name-complex="MS Mincho" style:font-style-complex="italic"/>
    </style:style>
    <style:style style:name="T3" style:family="text">
      <style:text-properties style:use-window-font-color="true" style:font-name="Times New Roman" fo:font-size="10pt" fo:language="en" fo:country="US" fo:font-style="normal" style:font-name-asian="Times New Roman" style:font-size-asian="8pt" style:language-asian="zxx" style:country-asian="none" style:font-style-asian="normal" style:font-name-complex="MS Mincho" style:font-style-complex="normal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>
            <text:p>See</text:p>
          </table:table-cell>
          <table:table-cell office:value-type="string">
            <text:p>Replace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3" office:value-type="string">
            <text:p><text:span text:style-name="T1">A. Botea, M. Muller, &amp; J. Schaeffer, “Near optimal hierarchical path-finding,” in </text:span><text:span text:style-name="T2">Journal of Game Development</text:span><text:span text:style-name="T1">, 1(1), 2004, pp. 1–22.</text:span>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style-name="ce3" office:value-type="string">
            <text:p>M. Booth, "The Official Counter-Strike Bot," Turtle Rock Studios. in Game Developer's Conference, 2004. &lt;http://www.valvesoftware.com/publications/2009/ai_systems_of_l4d_mike_booth.pdf&gt;. 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4" office:value-type="string">
            <text:p>M. Booth. "The AI Systems of Left 4 Dead." Valve Software. Valve, Inc, 2013. &lt;http://www.valvesoftware.com/publications/2009/ai_systems_of_l4d_mike_booth.pdf&gt;. 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style-name="ce3" office:value-type="string">
            <text:p><text:span text:style-name="T1">V. Bulitko, Y. Bjornsson, N. Sturtevant, and R. Lawrence, “Real-time heuristic search for pathfinding in video games” in </text:span><text:span text:style-name="T2">Artificial Intelligence for Computer Games</text:span><text:span text:style-name="T1">,</text:span><text:span text:style-name="T2"> </text:span><text:span text:style-name="T1">2010.</text:span>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3" office:value-type="string">
            <text:p><text:span text:style-name="T1">D. David and T. Peucker, "Algorithms for the Reduction of the Number of Points Required to Represent a Digitized Line or its Caricature," </text:span><text:span text:style-name="T2">Cartographica: The International Journal for Geographic Information and Geovisualization,</text:span><text:span text:style-name="T1"> 10.2, 1973, pp. 112-122. </text:span>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5" office:value-type="string">
            <text:p>Entertainment Software Rating Board, "Video Game Industry Statistics," ESRB, 2013. &lt;http://www.esrb.org/about/video-game-industry-statistics.jsp&gt;. 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6" office:value-type="string">
            <text:p><text:span text:style-name="T3">P.E. Hart, N.J. Nilsson, and B Raphael, "A Formal Basis for the Heuristic Determination of Minimum Cost Paths," in </text:span><text:span text:style-name="T2">Systems Science and Cybernetics</text:span><text:span text:style-name="T1">, 4.2, 1968, pp. 100 - 107.</text:span>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style-name="ce3" office:value-type="string">
            <text:p><text:span text:style-name="T1">D. Kenny, A. Nash, and S. Koenig, "Theta*: Any-Angle Path Planning on Grids," in </text:span><text:span text:style-name="T2">Journal of Artificial Intelligence Research,</text:span><text:span text:style-name="T1"> 39, 2010, pp. 533-5 79. </text:span>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style-name="ce3" office:value-type="string">
            <text:p><text:span text:style-name="T1">I. Millington and J. Funge, </text:span><text:span text:style-name="T2">Artificial Intelligence for Games</text:span><text:span text:style-name="T1">. CRC Press, 2009.</text:span>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3" office:value-type="string">
            <text:p><text:span text:style-name="T1">A. Nash, K. Daniel, S. Koenig., &amp; A. Felner, “Theta*: Any-angle path planning on grids” in </text:span><text:span text:style-name="T2">Proceedings of the AAAI Conference on Artificial Intelligence</text:span><text:span text:style-name="T1">, 2007, pp. 1177–1183.</text:span>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style-name="ce4" office:value-type="string">
            <text:p>F. Permadi, “Ray-Casting Tutorial For Game Development And Other Purposes”, 1996. &lt;http://www.permadi.com/tutorial/raycast/index.html&gt;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style-name="ce4" office:value-type="string">
            <text:p>D. Pottinger &amp; J. Laird, “Game AI: The State of The Industrial, Part Two”, 2000. &lt;http://www.gamasutra.com/features/20001108/laird_01.htm&gt;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style-name="ce3" office:value-type="string">
            <text:p><text:span text:style-name="T1">B. Stout, “Smart Moves: Intelligent Pathfinding” in </text:span><text:span text:style-name="T2">Game Developer Magazine</text:span><text:span text:style-name="T1">, October/November, 1996.</text:span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style-name="ce3" office:value-type="string">
            <text:p><text:span text:style-name="T1">N. Sturtevant, “Benchmarks for Grid-Based Pathfinding” in </text:span><text:span text:style-name="T2">Transactions on Computational Intelligence and AI in Games,</text:span><text:span text:style-name="T1"> 4, 2012, pp. 144 - 148.</text:span>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style-name="ce3" office:value-type="string">
            <text:p><text:span text:style-name="T1">C. Thorpe, “Path relaxation: Path planning for a mobile robot.” In </text:span><text:span text:style-name="T2">Proceedings of the AAAI Conference on Artificial Intelligence</text:span><text:span text:style-name="T1">, 1984, pp. 318–321.</text:span>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style-name="ce3" office:value-type="string">
            <text:p><text:span text:style-name="T1">A. Yahja, A. Stentz, S. Singh, and B. Brummit. “Framed-Quadtree Path Planning for Mobile Robots Operating in Sparse Environments.” in </text:span><text:span text:style-name="T2">Proceedings, IEEE Conference on Robotics and Automation, (ICRA)</text:span><text:span text:style-name="T1">, 1998.</text:span></text:p>
          </table:table-cell>
        </table:table-row>
        <table:table-row table:style-name="ro1" table:number-rows-repeated="104855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C2:Sheet1.D1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Mincho" svg:font-family="'MS Mincho', 'MS ??'" style:font-family-generic="modern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9">01/19/2014</text:date>, <text:time>14:4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 Tuck</meta:initial-creator>
    <meta:creation-date>2014-01-19T14:31:12.39</meta:creation-date>
    <dc:date>2014-01-19T14:42:35.87</dc:date>
    <dc:creator>Ryan Tuck</dc:creator>
    <meta:editing-duration>PT11M22S</meta:editing-duration>
    <meta:editing-cycles>2</meta:editing-cycles>
    <meta:generator>OpenOffice.org/3.4.1$Win32 OpenOffice.org_project/341m1$Build-9593</meta:generator>
    <meta:document-statistic meta:table-count="3" meta:cell-count="50" meta:object-count="0"/>
  </office:meta>
</office:document-meta>
</file>